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dlemsreportage – Thomas Hermansson</text:p>
      <text:p text:style-name="Standard"/>
      <text:p text:style-name="Standard"><text:span text:style-name="T1">Vem är du egentligen?</text:span> Jag är en före detta Dalslänning, numera bosatt i Skåne. Jag jobbar som IT-konsult på ÅF AB i Malmö och när jag inte jobbar så är mina intressen väderstationer, vindsurfing och badminton. Och jag är troligen året färskaste nykomling i föreningen.</text:p>
      <text:p text:style-name="Standard"/>
      <text:p text:style-name="Standard"><text:span text:style-name="T1">Varför är du så intresserad av väder?</text:span> Eftersom jag spenderat oerhört mycket tid på att försöka få reda på när det blåste tillräckligt mycket på mina surfspots så började frustrationen växa över väderprognoser som aldrig stämde. Jag beslutade mig därför för att bygga en fristående väderstation som rapporterar vädret direkt till en webbsida på internet. Allt för att jag skulle kunna montera upp dom på otillgängliga platser och ändå alltid veta om det var värt att åka ut och surfa eller ej.</text:p>
      <text:p text:style-name="Standard"/>
      <text:p text:style-name="Standard"><text:span text:style-name="T1">Så hur mycket är du egentligen ute och surfar?</text:span> Numera tyvärr nästan aldrig, i takt med åldern så dök det upp små barn hemma som tar det mesta av min tid, och resten går åt till att utveckla min väderstation.</text:p>
      <text:p text:style-name="Standard"/>
      <text:p text:style-name="Standard"><text:span text:style-name="T1">Vi Väderbitna gillar ju väder, kan du berätta något mer om ditt bygge?</text:span> Hemsk gärna. WindMaster som är det namn den fått, mäter Vindhastighet, Vindriktning, Temperatur, Luftfuktighet samt Spänningen som WindMastern drivs med. Vindmätaren är en Davis Anemometer 7911, temperatur och luftfuktighets-sensorn heter ChipCap2 och har en felmarginal på +/- 2% RH (tillverkarens siffror). All denna data presenteras sedan på de båda websidorna <text:a xlink:type="simple" xlink:href="http://www.vindinfo.se/" text:style-name="Internet_20_link" text:visited-style-name="Visited_20_Internet_20_Link">www.vindinfo.se</text:a> samt <text:a xlink:type="simple" xlink:href="http://www.surfvind.se/" text:style-name="Internet_20_link" text:visited-style-name="Visited_20_Internet_20_Link">www.surfvind.se</text:a>.</text:p>
      <text:p text:style-name="Standard"/>
      <text:p text:style-name="Standard">Det där låter inte så märkvärdigt? Både ja och nej, skulle jag vilja säga. Vill man ha en väderstation som mäter allt möjligt och bara vill ha en liten grå display sittandes på väggen hemma så finns det massor av bättre alternativ. Men vill man ha en väderstation som skickar data till Internet utan att man kopplar den till en stationär dator så tycker jag att den har ett stort mervärde.</text:p>
      <text:p text:style-name="Standard"/>
      <text:p text:style-name="Standard"><text:span text:style-name="T1">Hur kommer egentligen mätvärdena till internet?</text:span> Jo det är som så att väderstationen styrs av en Android telefon som man kopplar till sin WindMaster och det är via den telefonen som mätvärdena skickas iväg. Och det smidiga här är ju att idag har ju nästan alla en begagnad Android telefon som man inte använder längre. Och skkulle man inte ha det så kostar en ny &lt; 500 kronor.</text:p>
      <text:p text:style-name="Standard"/>
      <text:p text:style-name="Standard"><text:span text:style-name="T1">Om jag skulle vara intresserad av denna manick, kan man köpa en av dig då?</text:span> Svar Ja! Jag har tillverkat 10 st enheter för att se om det finns någon annan som kan tycka dom är värdefulla. I dagsläget är 4 sålda (dock är bara två uppmonterade och i drift än.). Dom här första enheterna säljs för 2500:- inkl moms vilket är ett självkostnadspris, då bara vindsensorn kostar ca 2000:-. Är man intresserad och vill läsa mer så går man in på <text:a xlink:type="simple" xlink:href="http://www.vindinfo.se/" text:style-name="Internet_20_link" text:visited-style-name="Visited_20_Internet_20_Link">www.vindinfo.se</text:a> och klickar på Download. Där finns det lite informationsdokument. Vill man komma i kontakt med mig direkt så är det lättast att maila mig <text:a xlink:type="simple" xlink:href="mailto:thomas@tna.se" text:style-name="Internet_20_link" text:visited-style-name="Visited_20_Internet_20_Link">thomas@tna.se</text:a>.</text:p>
      <text:p text:style-name="Standard"/>
      <text:p text:style-name="Standard"><text:span text:style-name="T1">Tack så mycket och lycka till Thomas, vi får se om detta kan vara intressant för våra medlemmar.</text:span> Tack det sam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Hermansson</meta:initial-creator>
    <meta:creation-date>2015-10-07T17:03:22.47</meta:creation-date>
    <meta:document-statistic meta:table-count="0" meta:image-count="0" meta:object-count="0" meta:page-count="1" meta:paragraph-count="9" meta:word-count="505" meta:character-count="2954"/>
    <dc:date>2015-10-07T22:08:33.66</dc:date>
    <dc:creator>Thomas Hermansson</dc:creator>
    <meta:editing-duration>PT1M37S</meta:editing-duration>
    <meta:editing-cycles>1</meta:editing-cycles>
    <meta:generator>OpenOffice/4.1.1$Win32 OpenOffice.org_project/411m6$Build-9775</meta:generator>
  </office:meta>
</office:document-meta>
</file>